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A3000000300834DA2B.gif" manifest:media-type="image/gif"/>
  <manifest:file-entry manifest:full-path="Pictures/100002010000003200000300AB0A955F.png" manifest:media-type="image/png"/>
  <manifest:file-entry manifest:full-path="Pictures/100002010000003200000300C589BA63.png" manifest:media-type="image/png"/>
  <manifest:file-entry manifest:full-path="Pictures/10000201000004000000001043EE269D.png" manifest:media-type="image/png"/>
  <manifest:file-entry manifest:full-path="Pictures/100002010000040000000010316384B3.png" manifest:media-type="image/png"/>
  <manifest:file-entry manifest:full-path="Pictures/10000201000004000000000A8692B0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Trebuchet MS2" svg:font-family="'Trebuchet MS'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pr1" style:family="presentation" style:parent-style-name="BibLibre_25_20Presentation-title">
      <style:graphic-properties fo:min-height="4.389cm"/>
    </style:style>
    <style:style style:name="pr2" style:family="presentation" style:parent-style-name="BibLibre_25_20Presentation-subtitle">
      <style:graphic-properties draw:fill-color="#ffffff" fo:min-height="12.573cm"/>
    </style:style>
    <style:style style:name="pr3" style:family="presentation" style:parent-style-name="BibLibre_25_20Presentation-notes">
      <style:graphic-properties draw:fill-color="#ffffff" fo:min-height="11.43cm"/>
    </style:style>
    <style:style style:name="pr4" style:family="presentation" style:parent-style-name="BibLibre_25_20Presentation-outline1">
      <style:graphic-properties fo:min-height="12.573cm"/>
    </style:style>
    <style:style style:name="pr5" style:family="presentation" style:parent-style-name="BibLibre_25_20Presentation-notes">
      <style:graphic-properties draw:fill-color="#ffffff" fo:min-height="11.429cm"/>
    </style:style>
    <style:style style:name="pr6" style:family="presentation" style:parent-style-name="BibLibre_25_20Presentation-outline1">
      <style:graphic-properties fo:min-height="12.969cm"/>
    </style:style>
    <style:style style:name="pr7" style:family="presentation" style:parent-style-name="BibLibre_25_20Presentation-outline1">
      <style:graphic-properties fo:min-height="16.458cm"/>
    </style:style>
    <style:style style:name="pr8" style:family="presentation" style:parent-style-name="BibLibre_25_20Presentation-outline1">
      <style:graphic-properties fo:min-height="13.319cm"/>
    </style:style>
    <style:style style:name="pr9" style:family="presentation" style:parent-style-name="BibLibre_25_20Presentation-outline1">
      <style:graphic-properties fo:min-height="14.641cm"/>
    </style:style>
    <style:style style:name="pr10" style:family="presentation" style:parent-style-name="BibLibre_25_20Presentation-outline1">
      <style:graphic-properties fo:min-height="13.256cm"/>
    </style:style>
    <style:style style:name="pr11" style:family="presentation" style:parent-style-name="BibLibre_25_20Presentation-outline1">
      <style:graphic-properties fo:min-height="11.049cm"/>
    </style:style>
    <style:style style:name="pr12" style:family="presentation" style:parent-style-name="BibLibre_25_20Presentation-title">
      <style:graphic-properties draw:auto-grow-height="true" fo:min-height="4.389cm"/>
    </style:style>
    <style:style style:name="pr13" style:family="presentation" style:parent-style-name="BibLibre_25_20Presentation-outline1">
      <style:graphic-properties fo:min-height="11.259cm"/>
    </style:style>
    <style:style style:name="pr14" style:family="presentation" style:parent-style-name="BibLibre_25_20Presentation-outline1">
      <style:graphic-properties draw:stroke="none" draw:fill="none" fo:min-height="0.86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text:list-style style:name="L1">
      <text:list-level-style-bullet text:level="1" text:bullet-char="•">
        <style:list-level-properties text:space-before="0.11cm"/>
        <style:text-properties style:font-name="Trebuchet MS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/>
        <style:text-properties style:font-name="Trebuchet MS2" fo:color="#ffffff" fo:font-size="100%"/>
      </text:list-level-style-bullet>
      <text:list-level-style-bullet text:level="2" text:bullet-char="•">
        <style:list-level-properties text:space-before="1.305cm" text:min-label-width="0.617cm"/>
        <style:text-properties style:font-name="Trebuchet MS2" fo:color="#ff7600" fo:font-size="100%"/>
      </text:list-level-style-bullet>
      <text:list-level-style-bullet text:level="3" text:bullet-char="•">
        <style:list-level-properties text:space-before="2.575cm" text:min-label-width="0.622cm"/>
        <style:text-properties style:font-name="Trebuchet MS2" fo:color="#ff7600" fo:font-size="100%"/>
      </text:list-level-style-bullet>
      <text:list-level-style-bullet text:level="4" text:bullet-char="•">
        <style:list-level-properties text:space-before="3.845cm" text:min-label-width="0.622cm"/>
        <style:text-properties style:font-name="Trebuchet MS2" fo:color="#ff7600" fo:font-size="100%"/>
      </text:list-level-style-bullet>
      <text:list-level-style-bullet text:level="5" text:bullet-char="•">
        <style:list-level-properties text:space-before="5.115cm" text:min-label-width="0.617cm"/>
        <style:text-properties style:font-name="Trebuchet MS2" fo:color="#ff7600" fo:font-size="100%"/>
      </text:list-level-style-bullet>
      <text:list-level-style-bullet text:level="6" text:bullet-char="•">
        <style:list-level-properties text:space-before="5.115cm" text:min-label-width="0.617cm"/>
        <style:text-properties style:font-name="Trebuchet MS2" fo:color="#ff7600" fo:font-size="100%"/>
      </text:list-level-style-bullet>
      <text:list-level-style-bullet text:level="7" text:bullet-char="•">
        <style:list-level-properties text:space-before="5.115cm" text:min-label-width="0.617cm"/>
        <style:text-properties style:font-name="Trebuchet MS2" fo:color="#ff7600" fo:font-size="100%"/>
      </text:list-level-style-bullet>
      <text:list-level-style-bullet text:level="8" text:bullet-char="•">
        <style:list-level-properties text:space-before="5.115cm" text:min-label-width="0.617cm"/>
        <style:text-properties style:font-name="Trebuchet MS2" fo:color="#ff7600" fo:font-size="100%"/>
      </text:list-level-style-bullet>
      <text:list-level-style-bullet text:level="9" text:bullet-char="•">
        <style:list-level-properties text:space-before="5.115cm" text:min-label-width="0.617cm"/>
        <style:text-properties style:font-name="Trebuchet MS2" fo:color="#ff7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bLibre_25_20Presentation" presentation:presentation-page-layout-name="AL1T0" xml:id="id1" draw:id="id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Koha : history</text:p>
          </draw:text-box>
        </draw:frame>
        <draw:frame presentation:style-name="pr2" draw:text-style-name="P1" draw:layer="layout" svg:width="21.396cm" svg:height="12.573cm" svg:x="2.002cm" svg:y="5.38cm" presentation:class="subtitle" presentation:user-transformed="true">
          <draw:text-box>
            <text:p>Chris Cormack</text:p>
            <text:p><text:tab/>Kiwi, involved in Koha since 1999, Koha Release Manager for Koha 1.0, 3.4, 3.6, CatalystNZ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Katipo, (a « web company ») start working on a full web ILS</text:p>
                <text:list>
                  <text:list-item>
                    <text:p>Work start on sep, 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Chris Corm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2000-01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i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0-09: First version released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</text:span><text:span text:style-name="T2"><text:a xlink:href="http://www.koha.org/" xlink:type="simple">www.koha.org</text:a></text:span><text:span text:style-name="T2">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1-05 : non english newcomers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expansion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need for a structure</text:span></text:p>
          </draw:text-box>
        </draw:frame>
        <draw:frame presentation:style-name="pr6" draw:layer="layout" svg:width="21.396cm" svg:height="12.969cm" svg:x="2.54cm" svg:y="5.207cm" presentation:class="outline" presentation:user-transformed="true">
          <draw:text-box>
            <text:list text:style-name="L3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strengthening the software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New team 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 Source is stronger</text:span></text:p>
          </draw:text-box>
        </draw:frame>
        <draw:frame presentation:style-name="pr7" draw:layer="layout" svg:width="21.396cm" svg:height="16.458cm" svg:x="2.002cm" svg:y="5.38cm" presentation:class="outline" presentation:user-transformed="true">
          <draw:text-box>
            <text:list text:style-name="L3">
              <text:list-item>
                <text:p><text:span text:style-name="T2">In 2008-2009, Koha faced a troubl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cries for danger</text:span></text:p>
                  </text:list-item>
                  <text:list-item>
                    <text:p><text:span text:style-name="T2">Something </text:span><text:span text:style-name="T4">happens</text:span><text:span text:style-name="T2"> at LibLime and they don't share any more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Source is stronger</text:span></text:p>
          </draw:text-box>
        </draw:frame>
        <draw:frame presentation:style-name="pr8" draw:layer="layout" svg:width="21.396cm" svg:height="13.319cm" svg:x="1.905cm" svg:y="5.207cm" presentation:class="outline" presentation:user-transformed="true">
          <draw:text-box>
            <text:list text:style-name="L3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10 : back to hacking</text:span></text:p>
          </draw:text-box>
        </draw:frame>
        <draw:frame presentation:style-name="pr9" draw:layer="layout" svg:width="21.396cm" svg:height="14.641cm" svg:x="2.002cm" svg:y="5.38cm" presentation:class="outline" presentation:user-transformed="true">
          <draw:text-box>
            <text:list text:style-name="L3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0: back to hacking</text:p>
          </draw:text-box>
        </draw:frame>
        <draw:frame presentation:style-name="pr4" draw:layer="layout" svg:width="21.396cm" svg:height="12.573cm" svg:x="2.099cm" svg:y="5.207cm" presentation:class="outline" presentation:user-transformed="true">
          <draw:text-box>
            <text:list text:style-name="L3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1: versions 3.4 and 3.6</text:p>
          </draw:text-box>
        </draw:frame>
        <draw:frame presentation:style-name="pr10" draw:layer="layout" svg:width="21.396cm" svg:height="13.256cm" svg:x="2.002cm" svg:y="5.38cm" presentation:class="outline" presentation:user-transformed="true">
          <draw:text-box>
            <text:list text:style-name="L3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11" draw:layer="layout" svg:width="21.396cm" svg:height="11.049cm" svg:x="2.002cm" svg:y="5.38cm" presentation:class="outline" presentation:user-transformed="true">
          <draw:text-box>
            <text:list text:style-name="L3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11" draw:layer="layout" svg:width="21.396cm" svg:height="11.049cm" svg:x="2.002cm" svg:y="5.38cm" presentation:class="outline">
          <draw:text-box>
            <text:list text:style-name="L3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: version 3.12 and 3.14</text:p>
          </draw:text-box>
        </draw:frame>
        <draw:frame presentation:style-name="pr11" draw:layer="layout" svg:width="21.396cm" svg:height="11.049cm" svg:x="2.002cm" svg:y="5.38cm" presentation:class="outline">
          <draw:text-box>
            <text:list text:style-name="L3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 Trademark decision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list text:style-name="L3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ibLibre_25_20Presentation" presentation:presentation-page-layout-name="AL3T19">
        <office:forms form:automatic-focus="false" form:apply-design-mode="false"/>
        <draw:frame presentation:style-name="pr12" draw:layer="layout" svg:width="19.416cm" svg:height="4.389cm" svg:x="5.349cm" svg:y="0cm" presentation:class="title">
          <draw:text-box>
            <text:p><text:span text:style-name="T2">Some numbers</text:span></text:p>
          </draw:text-box>
        </draw:frame>
        <draw:frame draw:name="Object 1" draw:style-name="gr2" draw:text-style-name="P4" draw:layer="layout" svg:width="23.67cm" svg:height="13.837cm" svg:x="1.001cm" svg:y="4.14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4: version 3.16 and 3.18</text:p>
          </draw:text-box>
        </draw:frame>
        <draw:frame presentation:style-name="pr13" draw:layer="layout" svg:width="21.396cm" svg:height="11.259cm" svg:x="1.905cm" svg:y="5.715cm" presentation:class="outline" presentation:user-transformed="true">
          <draw:text-box>
            <text:list text:style-name="L3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-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5: Koha 3.20 and 3.22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p/>
          </draw:text-box>
        </draw:frame>
        <draw:frame presentation:style-name="pr13" draw:layer="layout" svg:width="21.396cm" svg:height="12.586cm" svg:x="1.905cm" svg:y="5.716cm" presentation:class="outline" presentation:user-transformed="true">
          <draw:text-box>
            <text:list text:style-name="L3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ElasticSearch</text:p>
                  </text:list-item>
                  <text:list-item>
                    <text:p>Browse interface</text:p>
                  </text:list-item>
                  <text:list-item>
                    <text:p>Rest API (mayb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6 and beyond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p/>
          </draw:text-box>
        </draw:frame>
        <draw:frame presentation:style-name="pr14" draw:text-style-name="P4" draw:layer="layout" svg:width="16.764cm" svg:height="0.866cm" svg:x="4.345cm" svg:y="8.999cm">
          <draw:text-box>
            <text:list text:style-name="L3">
              <text:list-item>
                <text:p>Lots more patches from Africa?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BibLibre_25_20Presentation" presentation:presentation-page-layout-name="AL1T0">
        <office:forms form:automatic-focus="false" form:apply-design-mode="false"/>
        <draw:frame presentation:style-name="pr12" draw:layer="layout" svg:width="19.416cm" svg:height="4.389cm" svg:x="5.349cm" svg:y="0cm" presentation:class="title">
          <draw:text-box>
            <text:p>Fireworks</text:p>
          </draw:text-box>
        </draw:frame>
        <draw:frame presentation:style-name="pr2" draw:text-style-name="P1" draw:layer="layout" svg:width="21.396cm" svg:height="12.573cm" svg:x="2.002cm" svg:y="5.38cm" presentation:class="subtitle">
          <draw:text-box>
            <text:p text:style-name="P5">10 years in 10 minuts.</text:p>
            <text:p text:style-name="P5">A video, made for KohaCon10 in New Zealand</text:p>
            <text:p text:style-name="P5">http://www.youtube.com/watch?v=Tl1a2VN_pec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Trebuchet MS2" svg:font-family="'Trebuchet MS'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name-asian="Arial Unicode MS2" style:font-family-asian="'Arial Unicode MS'" style:font-style-name-asian="Regular" style:font-family-generic-asian="swiss" style:font-pitch-asian="variable" style:font-size-asian="24pt" style:font-name-complex="Tahoma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line-through-type="none" style:text-position="0% 100%" style:font-name="Arial1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family-asian="'MS Gothic'" style:font-family-generic-asian="system" style:font-pitch-asian="variable" style:font-size-asian="1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style:font-name="Arial3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75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75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75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75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7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75%"/>
          </text:list-level-style-bullet>
        </text:list-style>
      </style:graphic-properties>
      <style:paragraph-properties fo:margin-left="0.034cm" fo:margin-right="0cm" fo:margin-top="0.457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9pt" fo:font-style="normal" fo:text-shadow="none" style:text-underline-style="none" fo:font-weight="bold" style:font-name-asian="ヒラギノ角ゴ ProN W61" style:font-family-asian="'ヒラギノ角ゴ ProN W6'" style:font-pitch-asian="variable" style:font-size-asian="19pt" style:font-style-asian="normal" style:font-weight-asian="bold" style:font-name-complex="ヒラギノ角ゴ ProN W61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f57800" style:text-line-through-style="none" style:text-line-through-type="none" style:text-position="0% 100%" style:font-name="Trebuchet MS1" fo:font-family="'Trebuchet MS'" style:font-pitch="variable" fo:font-size="17pt" fo:font-style="normal" fo:text-shadow="none" style:text-underline-style="none" fo:font-weight="bold" style:font-name-asian="ヒラギノ角ゴ ProN W61" style:font-family-asian="'ヒラギノ角ゴ ProN W6'" style:font-pitch-asian="variable" style:font-size-asian="17pt" style:font-style-asian="normal" style:font-weight-asian="bold" style:font-name-complex="ヒラギノ角ゴ ProN W61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5pt" fo:font-style="normal" fo:text-shadow="none" style:text-underline-style="none" fo:font-weight="bold" style:font-name-asian="ヒラギノ角ゴ ProN W61" style:font-family-asian="'ヒラギノ角ゴ ProN W6'" style:font-pitch-asian="variable" style:font-size-asian="15pt" style:font-style-asian="normal" style:font-weight-asian="bold" style:font-name-complex="ヒラギノ角ゴ ProN W61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style:font-name="Trebuchet MS2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style:font-name="Trebuchet MS2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style:font-name="Trebuchet MS2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style:font-name="Trebuchet MS2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style:font-name="Trebuchet MS2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style:font-name="Trebuchet MS2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style:font-name="Trebuchet MS2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style:font-name="Trebuchet MS2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style:font-name="Trebuchet MS2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style:font-name="Trebuchet MS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bold" style:font-name-asian="ヒラギノ角ゴ ProN W61" style:font-family-asian="'ヒラギノ角ゴ ProN W6'" style:font-pitch-asian="variable" style:font-size-asian="25pt" style:font-style-asian="normal" style:font-weight-asian="bold" style:font-name-complex="ヒラギノ角ゴ ProN W61" style:font-family-complex="'ヒラギノ角ゴ ProN W6'" style:font-pitch-complex="variable" style:font-size-complex="25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 draw:page-number="1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draw:frame presentation:style-name="BibLibre_25_20Presentation-title" draw:layer="backgroundobjects" svg:width="19.416cm" svg:height="4.389cm" svg:x="5.349cm" svg:y="0cm" presentation:class="title" presentation:placeholder="true">
        <draw:text-box/>
      </draw:frame>
      <draw:frame presentation:style-name="BibLibre_25_20Presentation-outline1" draw:layer="backgroundobjects" svg:width="21.396cm" svg:height="11.049cm" svg:x="2.002cm" svg:y="5.38cm" presentation:class="outline" presentation:placeholder="true">
        <draw:text-box/>
      </draw:frame>
      <draw:frame draw:style-name="Mgr3" draw:text-style-name="MP5" draw:layer="backgroundobjects" svg:width="25.391cm" svg:height="0.229cm" svg:x="0.009cm" svg:y="3.978cm">
        <draw:image xlink:href="Pictures/10000201000004000000000A8692B076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0cm">
        <draw:image xlink:href="Pictures/10000201000004000000001043EE269D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18.653cm">
        <draw:image xlink:href="Pictures/100002010000040000000010316384B3.png" xlink:type="simple" xlink:show="embed" xlink:actuate="onLoad">
          <text:p/>
        </draw:image>
      </draw:frame>
      <draw:frame draw:style-name="Mgr3" draw:text-style-name="MP5" draw:layer="backgroundobjects" svg:width="1.239cm" svg:height="19.05cm" svg:x="0cm" svg:y="0cm">
        <draw:image xlink:href="Pictures/100002010000003200000300C589BA63.png" xlink:type="simple" xlink:show="embed" xlink:actuate="onLoad">
          <text:p/>
        </draw:image>
      </draw:frame>
      <draw:frame draw:style-name="Mgr3" draw:text-style-name="MP5" draw:layer="backgroundobjects" svg:width="1.239cm" svg:height="19.05cm" svg:x="24.161cm" svg:y="0.037cm">
        <draw:image xlink:href="Pictures/100002010000003200000300AB0A955F.png" xlink:type="simple" xlink:show="embed" xlink:actuate="onLoad">
          <text:p/>
        </draw:image>
      </draw:frame>
      <draw:frame draw:style-name="Mgr4" draw:text-style-name="MP6" draw:layer="backgroundobjects" svg:width="4.312cm" svg:height="1.269cm" svg:x="0.768cm" svg:y="1.27cm">
        <draw:image xlink:href="Pictures/10000200000000A3000000300834DA2B.gif" xlink:type="simple" xlink:show="embed" xlink:actuate="onLoad">
          <text:p/>
        </draw:image>
      </draw:frame>
      <presentation:notes style:page-layout-name="PM2"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creation-date>2011-10-20T07:49:02</meta:creation-date>
    <dc:language>fr-FR</dc:language>
    <meta:editing-cycles>32</meta:editing-cycles>
    <meta:editing-duration>P2DT14H37M50S</meta:editing-duration>
    <meta:initial-creator>paul </meta:initial-creator>
    <dc:date>2015-10-18T07:35:08.650392017</dc:date>
    <meta:keyword>KohaCon</meta:keyword>
    <meta:keyword>history</meta:keyword>
    <meta:keyword>Koha</meta:keyword>
    <dc:title>KohaCon11, history of Koha</dc:title>
    <meta:document-statistic meta:object-count="126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1cm" svg:height="13.838cm" xlink:href="." xlink:type="simple" chart:class="chart:line" chart:style-name="ch1">
        <chart:legend svg:x="0cm" svg:y="0cm" style:legend-expansion="custom" chartooo:width="5.059cm" chartooo:height="3.313cm" style:legend-expansion-aspect-ratio="1.52701479022034" chart:style-name="ch2"/>
        <chart:plot-area chart:style-name="ch3" chart:data-source-has-labels="both" svg:x="0.923cm" svg:y="1.225cm" svg:width="22.351cm" svg:height="11.938cm">
          <chartooo:coordinate-region svg:x="1.65cm" svg:y="1.398cm" svg:width="21.305cm" svg:height="11.171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